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626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6261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16" office:value-type="float" office:value="277" calcext:value-type="float">
            <text:p>277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314" calcext:value-type="float">
            <text:p>3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315" calcext:value-type="float">
            <text:p>315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316" calcext:value-type="float">
            <text:p>316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317" calcext:value-type="float">
            <text:p>317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318" calcext:value-type="float">
            <text:p>31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16" office:value-type="float" office:value="319" calcext:value-type="float">
            <text:p>31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16359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table:style-name="ce19" office:value-type="string" calcext:value-type="string">
            <text:p>Corey</text:p>
          </table:table-cell>
          <table:table-cell table:style-name="ce19" office:value-type="string" calcext:value-type="string">
            <text:p>Too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496" calcext:value-type="float">
            <text:p>49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6364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678" calcext:value-type="float">
            <text:p>678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679" calcext:value-type="float">
            <text:p>679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16364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16364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16364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1636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1636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16364"/>
        </table:table-row>
        <table:table-row table:style-name="ro1" table:number-rows-repeated="10475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942:Feuille1.C9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18:58:25.26194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9-27T20:03:06.599857000</dc:date>
    <meta:editing-cycles>305</meta:editing-cycles>
    <meta:editing-duration>P19DT4M19S</meta:editing-duration>
    <meta:generator>LibreOffice/25.2.5.2$Windows_X86_64 LibreOffice_project/03d19516eb2e1dd5d4ccd751a0d6f35f35e08022</meta:generator>
    <meta:document-statistic meta:table-count="1" meta:cell-count="12809" meta:object-count="0"/>
  </office:meta>
</office:document-meta>
</file>